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TablePreview4.svm" manifest:media-type=""/>
  <manifest:file-entry manifest:full-path="Pictures/100000000000032000000258F6AEE96B.png" manifest:media-type="image/png"/>
  <manifest:file-entry manifest:full-path="Pictures/TablePreview3.svm" manifest:media-type=""/>
  <manifest:file-entry manifest:full-path="Pictures/10000000000003200000025830674EDA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00000032000000258217E47D0.png" manifest:media-type="image/png"/>
  <manifest:file-entry manifest:full-path="Pictures/100000000000032000000258BA875082.png" manifest:media-type="image/png"/>
  <manifest:file-entry manifest:full-path="Pictures/TablePreview1.svm" manifest:media-type=""/>
  <manifest:file-entry manifest:full-path="Pictures/TablePreview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75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 style:list-style-name="L2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8cm"/>
    </style:style>
    <style:style style:name="pr6" style:family="presentation" style:parent-style-name="lyt-bluegrey-notes">
      <style:graphic-properties draw:fill-color="#ffffff" fo:min-height="13.364cm"/>
    </style:style>
    <style:style style:name="co1" style:family="table-column">
      <style:table-column-properties style:column-width="4.661cm" style:use-optimal-column-width="false"/>
    </style:style>
    <style:style style:name="co2" style:family="table-column">
      <style:table-column-properties style:column-width="4.667cm" style:use-optimal-column-width="false"/>
    </style:style>
    <style:style style:name="co3" style:family="table-column">
      <style:table-column-properties style:column-width="2.388cm" style:use-optimal-column-width="false"/>
    </style:style>
    <style:style style:name="co4" style:family="table-column">
      <style:table-column-properties style:column-width="16.14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097cm"/>
    </style:style>
    <style:style style:name="ro4" style:family="table-row">
      <style:table-row-properties style:row-height="1.076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color="#ffffff" fo:font-size="18pt"/>
    </style:style>
    <style:style style:name="P8" style:family="paragraph">
      <style:text-properties fo:font-size="28.1000003814697pt"/>
    </style:style>
    <style:style style:name="P9" style:family="paragraph">
      <style:paragraph-properties fo:margin-left="1.27cm" fo:margin-right="0cm" fo:text-indent="-0.6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ffcc99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cc99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cc99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cc99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cc99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cc99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cc99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cc99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cc99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utor de Linguagem de Máquina do processador MIPS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2">
              <text:list-item>
                <text:p text:style-name="P1">Instruções suportadas</text:p>
              </text:list-item>
              <text:list-item>
                <text:p text:style-name="P1">Tipo de Instruções MIPS</text:p>
              </text:list-item>
              <text:list-item>
                <text:p text:style-name="P1">Implementação</text:p>
              </text:list-item>
              <text:list-item>
                <text:p text:style-name="P1">Limit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nstruções Suportadas</text:p>
          </draw:text-box>
        </draw:frame>
        <draw:frame presentation:style-name="pr5" draw:text-style-name="P2" draw:layer="layout" svg:width="4.2cm" svg:height="15.395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sll</text:span></text:p>
              </text:list-item>
              <text:list-item>
                <text:p text:style-name="P2"><text:span text:style-name="T1">srl</text:span></text:p>
              </text:list-item>
              <text:list-item>
                <text:p text:style-name="P2"><text:span text:style-name="T1">jr</text:span></text:p>
              </text:list-item>
              <text:list-item>
                <text:p text:style-name="P2"><text:span text:style-name="T1">add</text:span></text:p>
              </text:list-item>
              <text:list-item>
                <text:p text:style-name="P2"><text:span text:style-name="T1">sub</text:span></text:p>
              </text:list-item>
              <text:list-item>
                <text:p text:style-name="P2"><text:span text:style-name="T1">and</text:span></text:p>
              </text:list-item>
              <text:list-item>
                <text:p text:style-name="P2"><text:span text:style-name="T1">or</text:span></text:p>
              </text:list-item>
              <text:list-item>
                <text:p text:style-name="P2"><text:span text:style-name="T1">slt</text:span></text:p>
              </text:list-item>
              <text:list-item>
                <text:p text:style-name="P2"><text:span text:style-name="T1">beq</text:span></text:p>
              </text:list-item>
            </text:list>
          </draw:text-box>
        </draw:frame>
        <draw:frame presentation:style-name="pr5" draw:text-style-name="P2" draw:layer="layout" svg:width="4.2cm" svg:height="12.18cm" svg:x="12.6cm" svg:y="5cm" presentation:class="outline" presentation:user-transformed="true">
          <draw:text-box>
            <text:list text:style-name="L3">
              <text:list-item>
                <text:p text:style-name="P2"><text:span text:style-name="T1">bne</text:span></text:p>
              </text:list-item>
              <text:list-item>
                <text:p text:style-name="P2"><text:span text:style-name="T1">addi</text:span></text:p>
              </text:list-item>
              <text:list-item>
                <text:p text:style-name="P2"><text:span text:style-name="T1">lw</text:span></text:p>
              </text:list-item>
              <text:list-item>
                <text:p text:style-name="P2"><text:span text:style-name="T1">sw</text:span></text:p>
              </text:list-item>
              <text:list-item>
                <text:p text:style-name="P2"><text:span text:style-name="T1">j</text:span></text:p>
              </text:list-item>
              <text:list-item>
                <text:p text:style-name="P2"><text:span text:style-name="T1">jal</text:span></text:p>
              </text:list-item>
            </text:list>
          </draw:text-box>
        </draw:frame>
        <draw:frame presentation:style-name="pr5" draw:text-style-name="P2" draw:layer="layout" svg:width="4.2cm" svg:height="15.395cm" svg:x="1.4cm" svg:y="4.915cm" presentation:class="outline" presentation:user-transformed="true">
          <draw:text-box>
            <text:list text:style-name="L3">
              <text:list-item>
                <text:p text:style-name="P2"><text:span text:style-name="T1">sll</text:span></text:p>
              </text:list-item>
              <text:list-item>
                <text:p text:style-name="P2"><text:span text:style-name="T1">srl</text:span></text:p>
              </text:list-item>
              <text:list-item>
                <text:p text:style-name="P2"><text:span text:style-name="T1">jr</text:span></text:p>
              </text:list-item>
              <text:list-item>
                <text:p text:style-name="P2"><text:span text:style-name="T1">add</text:span></text:p>
              </text:list-item>
              <text:list-item>
                <text:p text:style-name="P2"><text:span text:style-name="T1">sub</text:span></text:p>
              </text:list-item>
              <text:list-item>
                <text:p text:style-name="P2"><text:span text:style-name="T1">and</text:span></text:p>
              </text:list-item>
              <text:list-item>
                <text:p text:style-name="P2"><text:span text:style-name="T1">or</text:span></text:p>
              </text:list-item>
              <text:list-item>
                <text:p text:style-name="P2"><text:span text:style-name="T1">slt</text:span></text:p>
              </text:list-item>
              <text:list-item>
                <text:p text:style-name="P2"><text:span text:style-name="T1">beq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ipo de Instruções MIPS – Tipo R</text:p>
          </draw:text-box>
        </draw:frame>
        <draw:frame draw:style-name="standard" draw:layer="layout" svg:width="18.649cm" svg:height="8.747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Instrução</text:span></text:p>
              </table:table-cell>
              <table:table-cell>
                <text:p text:style-name="P3"><text:span text:style-name="T2">F</text:span></text:p>
              </table:table-cell>
              <table:table-cell>
                <text:p text:style-name="P3"><text:span text:style-name="T2">F (Binário)</text:span></text:p>
              </table:table-cell>
              <table:table-cell>
                <text:p text:style-name="P3"><text:span text:style-name="T2">Exemplo</text:span></text:p>
              </table:table-cell>
            </table:table-row>
            <table:table-row table:style-name="ro1" table:default-cell-style-name="ce2">
              <table:table-cell>
                <text:p>sll</text:p>
              </table:table-cell>
              <table:table-cell>
                <text:p>0</text:p>
              </table:table-cell>
              <table:table-cell>
                <text:p>000000</text:p>
              </table:table-cell>
              <table:table-cell>
                <text:p>sll S, D, Q</text:p>
              </table:table-cell>
            </table:table-row>
            <table:table-row table:style-name="ro1" table:default-cell-style-name="ce2">
              <table:table-cell>
                <text:p>srl</text:p>
              </table:table-cell>
              <table:table-cell>
                <text:p>2</text:p>
              </table:table-cell>
              <table:table-cell>
                <text:p>000010</text:p>
              </table:table-cell>
              <table:table-cell>
                <text:p>srl S, D, Q</text:p>
              </table:table-cell>
            </table:table-row>
            <table:table-row table:style-name="ro1" table:default-cell-style-name="ce2">
              <table:table-cell>
                <text:p>jr</text:p>
              </table:table-cell>
              <table:table-cell>
                <text:p>8</text:p>
              </table:table-cell>
              <table:table-cell>
                <text:p>001000</text:p>
              </table:table-cell>
              <table:table-cell>
                <text:p>jr S</text:p>
              </table:table-cell>
            </table:table-row>
            <table:table-row table:style-name="ro1" table:default-cell-style-name="ce2">
              <table:table-cell>
                <text:p>add</text:p>
              </table:table-cell>
              <table:table-cell>
                <text:p>32</text:p>
              </table:table-cell>
              <table:table-cell>
                <text:p>100000</text:p>
              </table:table-cell>
              <table:table-cell>
                <text:p>add D, S, T</text:p>
              </table:table-cell>
            </table:table-row>
            <table:table-row table:style-name="ro1" table:default-cell-style-name="ce2">
              <table:table-cell>
                <text:p>sub</text:p>
              </table:table-cell>
              <table:table-cell>
                <text:p>34</text:p>
              </table:table-cell>
              <table:table-cell>
                <text:p>100010</text:p>
              </table:table-cell>
              <table:table-cell>
                <text:p>sub D, S, T<text:tab/></text:p>
              </table:table-cell>
            </table:table-row>
            <table:table-row table:style-name="ro1" table:default-cell-style-name="ce2">
              <table:table-cell>
                <text:p>and</text:p>
              </table:table-cell>
              <table:table-cell>
                <text:p>36</text:p>
              </table:table-cell>
              <table:table-cell>
                <text:p>100100</text:p>
              </table:table-cell>
              <table:table-cell>
                <text:p>and D, S, T</text:p>
              </table:table-cell>
            </table:table-row>
            <table:table-row table:style-name="ro1" table:default-cell-style-name="ce2">
              <table:table-cell>
                <text:p>or</text:p>
              </table:table-cell>
              <table:table-cell>
                <text:p>37</text:p>
              </table:table-cell>
              <table:table-cell>
                <text:p>100101</text:p>
              </table:table-cell>
              <table:table-cell>
                <text:p>or D, S, T</text:p>
              </table:table-cell>
            </table:table-row>
            <table:table-row table:style-name="ro1" table:default-cell-style-name="ce2">
              <table:table-cell>
                <text:p>slt</text:p>
              </table:table-cell>
              <table:table-cell>
                <text:p>42</text:p>
              </table:table-cell>
              <table:table-cell>
                <text:p>101010</text:p>
              </table:table-cell>
              <table:table-cell>
                <text:p>slt D, S, 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2.593cm" svg:height="2.063cm" svg:x="2.807cm" svg:y="3.6cm">
          <draw:text-box>
            <text:p text:style-name="P4"><text:span text:style-name="T3">Codificação:</text:span><text:span text:style-name="T3"><text:line-break/></text:span><text:span text:style-name="T3"><text:tab/></text:span><text:span text:style-name="T3">000000SSSSSTTTTTDDDDDQQQQQFFFFFF</text:span><text:span text:style-name="T3"><text:tab/></text:span><text:span text:style-name="T4"><text:tab/></text:span><text:span text:style-name="T5"><text:tab/></text:span><text:span text:style-name="T5"><text:tab/></text:span></text:p>
          </draw:text-box>
        </draw:frame>
        <draw:frame draw:style-name="standard" draw:layer="layout" svg:width="18.531cm" svg:height="5.831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2">Sigla</text:span></text:p>
              </table:table-cell>
              <table:table-cell>
                <text:p text:style-name="P3"><text:span text:style-name="T2">Legenda</text:span></text:p>
              </table:table-cell>
            </table:table-row>
            <table:table-row table:style-name="ro1" table:default-cell-style-name="ce2">
              <table:table-cell>
                <text:p>S</text:p>
              </table:table-cell>
              <table:table-cell>
                <text:p>Registrador S</text:p>
              </table:table-cell>
            </table:table-row>
            <table:table-row table:style-name="ro1" table:default-cell-style-name="ce2">
              <table:table-cell>
                <text:p>T</text:p>
              </table:table-cell>
              <table:table-cell>
                <text:p>Registrador T</text:p>
              </table:table-cell>
            </table:table-row>
            <table:table-row table:style-name="ro1" table:default-cell-style-name="ce2">
              <table:table-cell>
                <text:p>D</text:p>
              </table:table-cell>
              <table:table-cell>
                <text:p>Registrador D</text:p>
              </table:table-cell>
            </table:table-row>
            <table:table-row table:style-name="ro1" table:default-cell-style-name="ce2">
              <table:table-cell>
                <text:p>Q</text:p>
              </table:table-cell>
              <table:table-cell>
                <text:p>Quantidade de bits das operações de deslocamento</text:p>
              </table:table-cell>
            </table:table-row>
            <table:table-row table:style-name="ro1" table:default-cell-style-name="ce2">
              <table:table-cell>
                <text:p>F</text:p>
              </table:table-cell>
              <table:table-cell>
                <text:p>Código da Funç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ipo de Instruções MIPS – Tipo I</text:p>
          </draw:text-box>
        </draw:frame>
        <draw:frame draw:style-name="standard" draw:layer="layout" svg:width="18.649cm" svg:height="5.831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Instrução</text:span></text:p>
              </table:table-cell>
              <table:table-cell>
                <text:p text:style-name="P5"><text:span text:style-name="T2">O</text:span></text:p>
              </table:table-cell>
              <table:table-cell>
                <text:p text:style-name="P5"><text:span text:style-name="T2">O (Binário)</text:span></text:p>
              </table:table-cell>
              <table:table-cell>
                <text:p text:style-name="P5"><text:span text:style-name="T2">Exemplo</text:span></text:p>
              </table:table-cell>
            </table:table-row>
            <table:table-row table:style-name="ro1" table:default-cell-style-name="ce2">
              <table:table-cell>
                <text:p>beq</text:p>
              </table:table-cell>
              <table:table-cell>
                <text:p>4</text:p>
              </table:table-cell>
              <table:table-cell>
                <text:p>000100</text:p>
              </table:table-cell>
              <table:table-cell>
                <text:p>beq D, S, I</text:p>
              </table:table-cell>
            </table:table-row>
            <table:table-row table:style-name="ro1" table:default-cell-style-name="ce2">
              <table:table-cell>
                <text:p>bne</text:p>
              </table:table-cell>
              <table:table-cell>
                <text:p text:style-name="P6">5</text:p>
              </table:table-cell>
              <table:table-cell>
                <text:p>000101</text:p>
              </table:table-cell>
              <table:table-cell>
                <text:p>bne D, S, I</text:p>
              </table:table-cell>
            </table:table-row>
            <table:table-row table:style-name="ro1" table:default-cell-style-name="ce2">
              <table:table-cell>
                <text:p>addi</text:p>
              </table:table-cell>
              <table:table-cell>
                <text:p text:style-name="P6">8</text:p>
              </table:table-cell>
              <table:table-cell>
                <text:p>001000</text:p>
              </table:table-cell>
              <table:table-cell>
                <text:p>addi D, S, I</text:p>
              </table:table-cell>
            </table:table-row>
            <table:table-row table:style-name="ro1" table:default-cell-style-name="ce2">
              <table:table-cell>
                <text:p>lw</text:p>
              </table:table-cell>
              <table:table-cell>
                <text:p text:style-name="P6">35</text:p>
              </table:table-cell>
              <table:table-cell>
                <text:p>100011</text:p>
              </table:table-cell>
              <table:table-cell>
                <text:p>lw D, I(S)</text:p>
              </table:table-cell>
            </table:table-row>
            <table:table-row table:style-name="ro1" table:default-cell-style-name="ce2">
              <table:table-cell>
                <text:p>sw</text:p>
              </table:table-cell>
              <table:table-cell>
                <text:p text:style-name="P6">43</text:p>
              </table:table-cell>
              <table:table-cell>
                <text:p>101011</text:p>
              </table:table-cell>
              <table:table-cell>
                <text:p>sw D, I(S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7" draw:layer="layout" svg:width="22.593cm" svg:height="2cm" svg:x="2.807cm" svg:y="3.6cm">
          <draw:text-box>
            <text:p text:style-name="P7"><text:span text:style-name="T3">Codificação:</text:span><text:span text:style-name="T3"><text:line-break/></text:span><text:span text:style-name="T3"><text:tab/></text:span><text:span text:style-name="T3">OOOOOOSSSSSDDDDDIIIIIIIIIIIIIIII</text:span></text:p>
          </draw:text-box>
        </draw:frame>
        <draw:frame draw:style-name="standard" draw:layer="layout" svg:width="18.531cm" svg:height="4.859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2">Sigla</text:span></text:p>
              </table:table-cell>
              <table:table-cell>
                <text:p text:style-name="P5"><text:span text:style-name="T2">Legenda</text:span></text:p>
              </table:table-cell>
            </table:table-row>
            <table:table-row table:style-name="ro2" table:default-cell-style-name="ce2">
              <table:table-cell>
                <text:p>O</text:p>
              </table:table-cell>
              <table:table-cell>
                <text:p>Código de Operação</text:p>
              </table:table-cell>
            </table:table-row>
            <table:table-row table:style-name="ro2" table:default-cell-style-name="ce2">
              <table:table-cell>
                <text:p text:style-name="P6">S</text:p>
              </table:table-cell>
              <table:table-cell>
                <text:p text:style-name="P6">Registrador S</text:p>
              </table:table-cell>
            </table:table-row>
            <table:table-row table:style-name="ro1" table:default-cell-style-name="ce2">
              <table:table-cell>
                <text:p text:style-name="P6">T</text:p>
              </table:table-cell>
              <table:table-cell>
                <text:p text:style-name="P6">Registrador D</text:p>
              </table:table-cell>
            </table:table-row>
            <table:table-row table:style-name="ro1" table:default-cell-style-name="ce2">
              <table:table-cell>
                <text:p text:style-name="P6">I</text:p>
              </table:table-cell>
              <table:table-cell>
                <text:p>Imediato de 0 até 6553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ipo de Instruções MIPS – Tipo J</text:p>
          </draw:text-box>
        </draw:frame>
        <draw:frame draw:style-name="standard" draw:layer="layout" svg:width="18.649cm" svg:height="2.915cm" svg:x="2.55cm" svg:y="11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Instrução</text:span></text:p>
              </table:table-cell>
              <table:table-cell>
                <text:p text:style-name="P5"><text:span text:style-name="T2">O</text:span></text:p>
              </table:table-cell>
              <table:table-cell>
                <text:p text:style-name="P5"><text:span text:style-name="T2">O (Binário)</text:span></text:p>
              </table:table-cell>
              <table:table-cell>
                <text:p text:style-name="P5"><text:span text:style-name="T2">Exemplo</text:span></text:p>
              </table:table-cell>
            </table:table-row>
            <table:table-row table:style-name="ro1" table:default-cell-style-name="ce2">
              <table:table-cell>
                <text:p text:style-name="P6">j</text:p>
              </table:table-cell>
              <table:table-cell>
                <text:p>2</text:p>
              </table:table-cell>
              <table:table-cell>
                <text:p>000010</text:p>
              </table:table-cell>
              <table:table-cell>
                <text:p>j E</text:p>
              </table:table-cell>
            </table:table-row>
            <table:table-row table:style-name="ro1" table:default-cell-style-name="ce2">
              <table:table-cell>
                <text:p text:style-name="P6">jal</text:p>
              </table:table-cell>
              <table:table-cell>
                <text:p>3</text:p>
              </table:table-cell>
              <table:table-cell>
                <text:p>000011</text:p>
              </table:table-cell>
              <table:table-cell>
                <text:p>jal 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7" draw:layer="layout" svg:width="22.593cm" svg:height="2cm" svg:x="2.807cm" svg:y="3.6cm">
          <draw:text-box>
            <text:p text:style-name="P7"><text:span text:style-name="T3">Codificação:</text:span><text:span text:style-name="T3"><text:line-break/></text:span><text:span text:style-name="T3"><text:tab/></text:span><text:span text:style-name="T3">OOOOOOEEEEEEEEEEEEEEEEEEEEEEEEEE</text:span></text:p>
          </draw:text-box>
        </draw:frame>
        <draw:frame draw:style-name="standard" draw:layer="layout" svg:width="18.531cm" svg:height="3.144cm" svg:x="2.632cm" svg:y="5.64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2">Sigla</text:span></text:p>
              </table:table-cell>
              <table:table-cell>
                <text:p text:style-name="P5"><text:span text:style-name="T2">Legenda</text:span></text:p>
              </table:table-cell>
            </table:table-row>
            <table:table-row table:style-name="ro3" table:default-cell-style-name="ce2">
              <table:table-cell>
                <text:p text:style-name="P6">O</text:p>
              </table:table-cell>
              <table:table-cell>
                <text:p text:style-name="P6">Código de Operação</text:p>
              </table:table-cell>
            </table:table-row>
            <table:table-row table:style-name="ro4" table:default-cell-style-name="ce2">
              <table:table-cell>
                <text:p>E</text:p>
              </table:table-cell>
              <table:table-cell>
                <text:p>Endereço: Imediato de 0 até 67108863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Organização do código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p>O programa foi dividido em três bibliotecas para uma melhor organização:</text:p>
            <text:list text:style-name="L6">
              <text:list-item>
                <text:p text:style-name="P9">libMips.h contém as funções responsáveis pela tradução em si.</text:p>
              </text:list-item>
              <text:list-item>
                <text:p text:style-name="P9">MIPSconst.h contém as constantes necessárias para a tradução.</text:p>
              </text:list-item>
              <text:list-item>
                <text:p text:style-name="P9">arrayUtils.h contém funções para auxiliar operações com vetores.</text:p>
              </text:list-item>
            </text:list>
            <text:p>O programa principal tradutorMIPS.c é responsável apenas pela entrada e saíd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Fluxo da tradução</text:p>
          </draw:text-box>
        </draw:frame>
        <draw:frame presentation:style-name="pr5" draw:layer="layout" svg:width="25.199cm" svg:height="17.693cm" svg:x="1.4cm" svg:y="4.914cm" presentation:class="outline" presentation:user-transformed="true">
          <draw:text-box>
            <text:p>O programa principal, faz a leitura do arquivo de entrada, linha por linha.</text:p>
            <text:p>A biblioteca libMips.h divide essa <text:span text:style-name="T6">string</text:span> em quatro (instrução, operando1, operando2 e operando3).</text:p>
            <text:p>Através do nome da instrução é identificado o seu tipo, e consequentemente o seu padrão de codificação.</text:p>
            <text:p>Os bits são então dispostos seguindo esse padrão.</text:p>
            <text:p>O programa principal salva esses bits no arquivo de saíd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395cm" svg:x="1.4cm" svg:y="4.914cm" presentation:class="outline" presentation:user-transformed="true">
          <draw:text-box>
            <text:p>A biblioteca MIPSconst.h possui vetores constantes com os nomes e valores dos registradores, instruções e código de operação.</text:p>
            <text:p>Os vetores com os nomes são utilizados para a identificação.</text:p>
            <text:p>Uma vez que o registrador (ou instrução) é encontrado num vetor, os bits referentes ao valor do mesmo se encontram no mesmo índice de um vetor auxiliar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Exemplo:<text:line-break/>//Instruções Tipo J</text:p>
                <text:p>const char J_MNE[2][4] = {"j", "jal"};</text:p>
                <text:p>const unsigned char J_OPCODE[5][6] = </text:p>
                <text:p><text:s text:c="2"/>{0, 0, 0, 0, 1, 0, //02 = j</text:p>
                <text:p><text:s text:c="3"/>0, 0, 0, 0, 1, 1};//03 = j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header>
                <text:p>As instruções foram separadas em três duplas de vetores.<text:line-break/>Uma dupla contém os dados referentes as instruções suportadas do Tipo R, outra do Tipo I e a última do tipo J.<text:line-break/>Existe também uma dupla referente ao registrador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4.927cm" svg:x="1.4cm" svg:y="4.914cm" presentation:class="outline" presentation:user-transformed="true">
          <draw:text-box>
            <text:list text:style-name="L3">
              <text:list-item>
                <text:p>Se a <text:span text:style-name="T6">string</text:span> contendo a instrução não é encontrada em nenhum dos três vetores um erro de instrução não suportada é gerado.</text:p>
              </text:list-item>
              <text:list-item>
                <text:p>Se é esperado que um operando seja um registrador e ele não é encontrado no vetor de registradores, um erro de registrador inválido é gerado.</text:p>
              </text:list-item>
              <text:list-item>
                <text:p>Se um imediato superar o tamanho máximo que quantidade de bits onde ele será alocado suporta um erro de imediato muito grande é ger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5.427cm" svg:x="1.4cm" svg:y="4.914cm" presentation:class="outline" presentation:user-transformed="true">
          <draw:text-box>
            <text:list text:style-name="L3">
              <text:list-header>
                <text:p>Com a instrução identificada e os operandos validados a função de codificação é chamada.</text:p>
                <text:p><text:span text:style-name="T6">void instrucaoTipoR(const unsigned char *rs, const unsigned char *rt, const unsigned char *rd, unsigned int shamt, const unsigned char *func)</text:span></text:p>
                <text:p><text:span text:style-name="T6">void instrucaoTipoI(const unsigned char *opCode, unsigned char *rs, unsigned char *rt, unsigned int imediato)</text:span></text:p>
                <text:p><text:span text:style-name="T6">void instrucaoTipoJ(const unsigned char *opCode, unsigned int imediato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As funções de codificação alocam os bits passados como parâmetro na devida posição, segundo o padrão de codificação de cada tipo de instrução.</text:p>
                <text:p>O conjunto de bits já codificados é armazenado num veto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ção:<text:line-break/>Detalhes da Implementação</text:p>
          </draw:text-box>
        </draw:frame>
        <draw:frame presentation:style-name="pr5" draw:layer="layout" svg:width="25.199cm" svg:height="13.161cm" svg:x="1.4cm" svg:y="4.914cm" presentation:class="outline" presentation:user-transformed="true">
          <draw:text-box>
            <text:list text:style-name="L3">
              <text:list-header>
                <text:p>Para representar os conjuntos de bits foi escolhido a utilização de vetores de <text:span text:style-name="T6">unsigned char</text:span>.</text:p>
                <text:p>Esse tipo de dados foi escolhido ao invés do <text:span text:style-name="T6">char</text:span>, pois o <text:span text:style-name="T6">unsigned char</text:span> não possui sinal, e só iremos armazenar os valores 0 ou 1.<text:line-break/>Não optamos por utilizar strings '0' (48) ou '1' (49) no armazenamento, apenas na saída, pois o valor na forma de caracter ASCII não representa o dado de verda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Limitaçõ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njunto reduzido de instruções</text:p>
              </text:list-item>
              <text:list-item>
                <text:p>Falta de um analisador sintát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rc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Índice" style:family="graphic">
      <style:paragraph-properties style:text-autospace="none"/>
      <style:text-properties style:font-family-asian="'Lohit Hindi'"/>
    </style:style>
    <style:style style:name="Legend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go Rocha</meta:initial-creator>
    <meta:creation-date>2013-06-29T12:31:20</meta:creation-date>
    <meta:generator>LibreOffice/3.5$Linux_X86_64 LibreOffice_project/350m1$Build-2</meta:generator>
    <dc:date>2013-06-29T18:04:17</dc:date>
    <dc:creator>Diego Rocha</dc:creator>
    <meta:editing-duration>PT5H28M30S</meta:editing-duration>
    <meta:editing-cycles>20</meta:editing-cycles>
    <meta:document-statistic meta:object-count="100"/>
  </office:meta>
</office:document-meta>
</file>